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style:font-name="Gentium Basic" officeooo:paragraph-rsid="00a653f8"/>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paragraph-rsid="003ed0e2"/>
    </style:style>
    <style:style style:name="P14" style:family="paragraph" style:parent-style-name="First_20_paragraph">
      <style:text-properties style:font-name="Gentium Basic" officeooo:rsid="00570f63" officeooo:paragraph-rsid="00570f63"/>
    </style:style>
    <style:style style:name="P15" style:family="paragraph" style:parent-style-name="First_20_paragraph">
      <style:text-properties officeooo:paragraph-rsid="0038e5e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Text_20_body">
      <style:paragraph-properties fo:margin-top="0.0201in" fo:margin-bottom="0.0201in" loext:contextual-spacing="false" fo:break-before="page" style:writing-mode="page"/>
      <style:text-properties style:font-name="Gentium Basic"/>
    </style:style>
    <style:style style:name="P18" style:family="paragraph" style:parent-style-name="Text_20_body">
      <style:paragraph-properties fo:margin-top="0.0598in" fo:margin-bottom="0.0598in" loext:contextual-spacing="false" style:writing-mode="page"/>
      <style:text-properties officeooo:rsid="006d776a" officeooo:paragraph-rsid="006d776a"/>
    </style:style>
    <style:style style:name="P19"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0" style:family="paragraph" style:parent-style-name="Text_20_body">
      <style:paragraph-properties fo:break-before="page"/>
      <style:text-properties officeooo:paragraph-rsid="00803988"/>
    </style:style>
    <style:style style:name="P21" style:family="paragraph" style:parent-style-name="Text_20_body">
      <style:paragraph-properties fo:margin-top="0in" fo:margin-bottom="0in" loext:contextual-spacing="false" style:writing-mode="page"/>
      <style:text-properties officeooo:paragraph-rsid="00a1b366"/>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paragraph-rsid="0039fa48"/>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18">
      <style:text-properties style:font-name="Gentium Basic" officeooo:rsid="002a931e" officeooo:paragraph-rsid="002a931e"/>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rsid="006ba731"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17">
      <style:text-properties style:font-name="Gentium Basic" officeooo:rsid="00afee20" officeooo:paragraph-rsid="00afee20"/>
    </style:style>
    <style:style style:name="P44" style:family="paragraph" style:parent-style-name="Text_20_body" style:list-style-name="L17">
      <style:text-properties style:font-name="Gentium Basic" officeooo:paragraph-rsid="0043213a"/>
    </style:style>
    <style:style style:name="P45" style:family="paragraph" style:parent-style-name="Text_20_body" style:list-style-name="L17">
      <style:text-properties style:font-name="Gentium Basic" officeooo:paragraph-rsid="0038e5ed"/>
    </style:style>
    <style:style style:name="P46" style:family="paragraph" style:parent-style-name="Text_20_body" style:list-style-name="L17">
      <style:text-properties style:font-name="Gentium Basic" officeooo:rsid="004f0157" officeooo:paragraph-rsid="004f0157"/>
    </style:style>
    <style:style style:name="P47" style:family="paragraph" style:parent-style-name="Text_20_body" style:list-style-name="L24">
      <style:text-properties style:font-name="Gentium Basic" officeooo:rsid="004f0157" officeooo:paragraph-rsid="004f0157"/>
    </style:style>
    <style:style style:name="P48" style:family="paragraph" style:parent-style-name="Text_20_body" style:list-style-name="L18">
      <style:text-properties style:font-name="Gentium Basic"/>
    </style:style>
    <style:style style:name="P49" style:family="paragraph" style:parent-style-name="Text_20_body" style:list-style-name="L18">
      <style:text-properties style:font-name="Gentium Basic" officeooo:paragraph-rsid="0089bb0f"/>
    </style:style>
    <style:style style:name="P50" style:family="paragraph" style:parent-style-name="Text_20_body" style:list-style-name="L22">
      <style:text-properties style:font-name="Gentium Basic"/>
    </style:style>
    <style:style style:name="P51" style:family="paragraph" style:parent-style-name="Text_20_body" style:list-style-name="L24">
      <style:text-properties style:font-name="Gentium Basic"/>
    </style:style>
    <style:style style:name="P52" style:family="paragraph" style:parent-style-name="Text_20_body" style:list-style-name="L25">
      <style:text-properties style:font-name="Gentium Basic"/>
    </style:style>
    <style:style style:name="P53" style:family="paragraph" style:parent-style-name="Text_20_body" style:list-style-name="L25">
      <style:text-properties style:font-name="Gentium Basic" officeooo:rsid="002ddc9d" officeooo:paragraph-rsid="0072cfb8"/>
    </style:style>
    <style:style style:name="P54" style:family="paragraph" style:parent-style-name="Text_20_body" style:list-style-name="L26">
      <style:text-properties style:font-name="Gentium Basic"/>
    </style:style>
    <style:style style:name="P55" style:family="paragraph" style:parent-style-name="Text_20_body" style:list-style-name="L26">
      <style:text-properties style:font-name="Gentium Basic" officeooo:rsid="0054bdc6" officeooo:paragraph-rsid="0054bdc6"/>
    </style:style>
    <style:style style:name="P56" style:family="paragraph" style:parent-style-name="Text_20_body" style:list-style-name="L27">
      <style:text-properties style:font-name="Gentium Basic" officeooo:paragraph-rsid="0038e5ed"/>
    </style:style>
    <style:style style:name="P57" style:family="paragraph" style:parent-style-name="Text_20_body">
      <style:text-properties style:font-name="Gentium Basic" officeooo:paragraph-rsid="00bcd2ad"/>
    </style:style>
    <style:style style:name="P58" style:family="paragraph" style:parent-style-name="Text_20_body" style:list-style-name="L27">
      <style:text-properties officeooo:paragraph-rsid="0038e5ed"/>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0"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1"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2" style:family="paragraph" style:parent-style-name="Text_20_body" style:list-style-name="L3">
      <style:paragraph-properties fo:margin-top="0in" fo:margin-bottom="0in" loext:contextual-spacing="false"/>
      <style:text-properties style:font-name="Gentium Basic" officeooo:paragraph-rsid="00608364"/>
    </style:style>
    <style:style style:name="P63" style:family="paragraph" style:parent-style-name="Text_20_body" style:list-style-name="L28">
      <style:paragraph-properties fo:margin-top="0in" fo:margin-bottom="0in" loext:contextual-spacing="false"/>
      <style:text-properties style:font-name="Gentium Basic" officeooo:paragraph-rsid="007a4dff"/>
    </style:style>
    <style:style style:name="P64" style:family="paragraph" style:parent-style-name="Text_20_body" style:list-style-name="L28">
      <style:paragraph-properties fo:margin-top="0in" fo:margin-bottom="0in" loext:contextual-spacing="false"/>
      <style:text-properties officeooo:paragraph-rsid="007a4dff"/>
    </style:style>
    <style:style style:name="P65" style:family="paragraph" style:parent-style-name="Text_20_body" style:list-style-name="L7">
      <style:paragraph-properties fo:margin-top="0.0201in" fo:margin-bottom="0.0201in" loext:contextual-spacing="false" style:writing-mode="page"/>
      <style:text-properties officeooo:paragraph-rsid="002a931e"/>
    </style:style>
    <style:style style:name="P66" style:family="paragraph" style:parent-style-name="Text_20_body" style:list-style-name="L8">
      <style:paragraph-properties fo:margin-top="0.0201in" fo:margin-bottom="0.0201in" loext:contextual-spacing="false" style:writing-mode="page"/>
      <style:text-properties officeooo:paragraph-rsid="002a931e"/>
    </style:style>
    <style:style style:name="P67" style:family="paragraph" style:parent-style-name="Text_20_body" style:list-style-name="L9">
      <style:paragraph-properties fo:margin-top="0.0201in" fo:margin-bottom="0.0201in" loext:contextual-spacing="false" style:writing-mode="page"/>
      <style:text-properties officeooo:paragraph-rsid="002a931e"/>
    </style:style>
    <style:style style:name="P6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9" style:family="paragraph" style:parent-style-name="Text_20_body" style:list-style-name="L19">
      <style:paragraph-properties fo:margin-top="0.0201in" fo:margin-bottom="0.0201in" loext:contextual-spacing="false" style:writing-mode="page"/>
      <style:text-properties style:font-name="Gentium Basic"/>
    </style:style>
    <style:style style:name="P70"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1" style:family="paragraph" style:parent-style-name="Text_20_body" style:list-style-name="L11">
      <style:paragraph-properties fo:margin-top="0.0598in" fo:margin-bottom="0.0598in" loext:contextual-spacing="false" style:writing-mode="page"/>
      <style:text-properties style:font-name="Gentium Basic"/>
    </style:style>
    <style:style style:name="P72"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3" style:family="paragraph" style:parent-style-name="Text_20_body" style:list-style-name="L12">
      <style:paragraph-properties fo:margin-top="0.0598in" fo:margin-bottom="0.0598in" loext:contextual-spacing="false" style:writing-mode="page"/>
      <style:text-properties officeooo:paragraph-rsid="006d776a"/>
    </style:style>
    <style:style style:name="P7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6" style:family="paragraph" style:parent-style-name="Text_20_body" style:list-style-name="L13">
      <style:paragraph-properties fo:margin-top="0.0402in" fo:margin-bottom="0.0402in" loext:contextual-spacing="false" style:writing-mode="page"/>
      <style:text-properties style:font-name="Gentium Basic"/>
    </style:style>
    <style:style style:name="P77"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8"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9"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80" style:family="paragraph" style:parent-style-name="Text_20_body" style:list-style-name="L20">
      <style:paragraph-properties fo:margin-top="0in" fo:margin-bottom="0.0402in" loext:contextual-spacing="false" style:writing-mode="page"/>
      <style:text-properties style:font-name="Gentium Basic" officeooo:rsid="00b3acc9" officeooo:paragraph-rsid="00b3acc9"/>
    </style:style>
    <style:style style:name="P81" style:family="paragraph" style:parent-style-name="Text_20_body" style:list-style-name="L20">
      <style:paragraph-properties fo:margin-top="0in" fo:margin-bottom="0.0402in" loext:contextual-spacing="false" style:writing-mode="page"/>
      <style:text-properties style:font-name="Gentium Basic"/>
    </style:style>
    <style:style style:name="P82"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3"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4"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5"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6" style:family="paragraph" style:parent-style-name="Text_20_body" style:list-style-name="L22">
      <style:paragraph-properties fo:margin-top="0.0598in" fo:margin-bottom="0.0402in" loext:contextual-spacing="false" style:writing-mode="page"/>
      <style:text-properties style:font-name="Gentium Basic"/>
    </style:style>
    <style:style style:name="P87"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8"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9"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90" style:family="paragraph" style:parent-style-name="Heading_20_2">
      <style:text-properties style:font-name="Gentium Basic"/>
    </style:style>
    <style:style style:name="P91" style:family="paragraph" style:parent-style-name="Heading_20_2">
      <style:text-properties style:font-name="Gentium Basic" fo:font-size="18pt" officeooo:paragraph-rsid="00570f63" style:font-size-asian="14pt" style:font-size-complex="14pt"/>
    </style:style>
    <style:style style:name="P92" style:family="paragraph" style:parent-style-name="Heading_20_2">
      <style:text-properties style:font-name="Gentium Basic" fo:font-size="18pt" officeooo:paragraph-rsid="00608364" style:font-size-asian="14pt" style:font-size-complex="14pt"/>
    </style:style>
    <style:style style:name="P93" style:family="paragraph" style:parent-style-name="Heading_20_2">
      <style:text-properties style:font-name="Gentium Basic" officeooo:rsid="00570f63" officeooo:paragraph-rsid="00570f63"/>
    </style:style>
    <style:style style:name="P94" style:family="paragraph" style:parent-style-name="Heading_20_2" style:list-style-name="">
      <style:text-properties style:font-name="Gentium Basic"/>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style:font-name="Gentium Basic"/>
    </style:style>
    <style:style style:name="P97" style:family="paragraph" style:parent-style-name="Heading_20_2">
      <style:paragraph-properties fo:break-before="page"/>
      <style:text-properties style:font-name="Gentium Basic" fo:font-size="18pt" officeooo:paragraph-rsid="00608364" style:font-size-asian="14pt" style:font-size-complex="14pt"/>
    </style:style>
    <style:style style:name="P98" style:family="paragraph" style:parent-style-name="Heading_20_2">
      <style:paragraph-properties fo:margin-top="0in" fo:margin-bottom="0in" loext:contextual-spacing="false" fo:break-before="page" style:writing-mode="page"/>
      <style:text-properties officeooo:paragraph-rsid="006e52d6"/>
    </style:style>
    <style:style style:name="P99" style:family="paragraph" style:parent-style-name="Heading_20_1">
      <style:text-properties style:font-name="Gentium Basic"/>
    </style:style>
    <style:style style:name="P100" style:family="paragraph" style:parent-style-name="Heading_20_1">
      <style:text-properties style:font-name="Gentium Basic" fo:font-size="28.1000003814697pt" style:font-size-asian="16.1000003814697pt" style:font-size-complex="16.1000003814697pt"/>
    </style:style>
    <style:style style:name="P101" style:family="paragraph" style:parent-style-name="Heading_20_1" style:list-style-name="">
      <style:text-properties style:font-name="Gentium Basic"/>
    </style:style>
    <style:style style:name="P102" style:family="paragraph" style:parent-style-name="Heading_20_1" style:list-style-name="">
      <style:text-properties style:font-name="Gentium Basic" officeooo:paragraph-rsid="00a653f8"/>
    </style:style>
    <style:style style:name="P103" style:family="paragraph" style:parent-style-name="Heading_20_1">
      <style:text-properties officeooo:paragraph-rsid="0038e5ed"/>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style:font-name="Gentium Basic"/>
    </style:style>
    <style:style style:name="P106" style:family="paragraph" style:parent-style-name="Heading_20_1">
      <style:paragraph-properties fo:break-before="page"/>
      <style:text-properties style:font-name="Gentium Basic" officeooo:paragraph-rsid="0020062b"/>
    </style:style>
    <style:style style:name="P107"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9173e8"/>
    </style:style>
    <style:style style:name="T29" style:family="text">
      <style:text-properties officeooo:rsid="00954915"/>
    </style:style>
    <style:style style:name="T30" style:family="text">
      <style:text-properties officeooo:rsid="0098d41b"/>
    </style:style>
    <style:style style:name="T31" style:family="text">
      <style:text-properties officeooo:rsid="00992b45"/>
    </style:style>
    <style:style style:name="T32" style:family="text">
      <style:text-properties officeooo:rsid="009aa47a"/>
    </style:style>
    <style:style style:name="T33" style:family="text">
      <style:text-properties officeooo:rsid="009c5e44"/>
    </style:style>
    <style:style style:name="T34" style:family="text">
      <style:text-properties officeooo:rsid="009c9ae6"/>
    </style:style>
    <style:style style:name="T35" style:family="text">
      <style:text-properties fo:font-weight="bold" officeooo:rsid="009d4a07" style:font-weight-asian="bold" style:font-weight-complex="bold"/>
    </style:style>
    <style:style style:name="T36" style:family="text">
      <style:text-properties style:text-position="super 58%" fo:font-weight="bold" officeooo:rsid="00b06497" style:font-weight-asian="bold" style:font-weight-complex="bold"/>
    </style:style>
    <style:style style:name="T37" style:family="text">
      <style:text-properties officeooo:rsid="00a36d48"/>
    </style:style>
    <style:style style:name="T38" style:family="text">
      <style:text-properties officeooo:rsid="00a653f8"/>
    </style:style>
    <style:style style:name="T39" style:family="text">
      <style:text-properties officeooo:rsid="00a6c662"/>
    </style:style>
    <style:style style:name="T40" style:family="text">
      <style:text-properties officeooo:rsid="00ac578f"/>
    </style:style>
    <style:style style:name="T41" style:family="text">
      <style:text-properties officeooo:rsid="00ae3ce4"/>
    </style:style>
    <style:style style:name="T42" style:family="text">
      <style:text-properties officeooo:rsid="00b06497"/>
    </style:style>
    <style:style style:name="T43" style:family="text">
      <style:text-properties officeooo:rsid="00b5b7d1"/>
    </style:style>
    <style:style style:name="T44" style:family="text">
      <style:text-properties officeooo:rsid="00b67c41"/>
    </style:style>
    <style:style style:name="T45" style:family="text">
      <style:text-properties officeooo:rsid="00bcd2a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2">A game for 4 players inspired by Avalon-Hill's Dune board game.</text:p>
      <text:p text:style-name="P2">This was formally called Dragons, Usurpers, and Empires (DU&amp;E), but the Internet hates ampersands.</text:p>
      <text:p text:style-name="P57">So, let’s justify this thing’s existence. Dune is a great game, but it has its drawbacks. <text:span text:style-name="T45">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91" text:outline-level="2">About This Game</text:h>
      <text:p text:style-name="P14">This is a<text:span text:style-name="T29">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836877794"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93" text:outline-level="2"><text:soft-page-break/>Details &amp; Links</text:h>
      <text:p text:style-name="P12">The game is <text:span text:style-name="T24">the 3</text:span><text:span text:style-name="T36">rd</text:span><text:span text:style-name="T35"> Revision </text:span><text:span text:style-name="T24">edition (</text:span>version 1.<text:span text:style-name="T42">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92"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97" text:outline-level="2"><text:span text:style-name="T24">Rules of Note</text:span>:</text:h>
      <text:list xml:id="list1447040877" text:style-name="L2">
        <text:list-item>
          <text:p text:style-name="P23">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4"><text:span text:style-name="T8">Forest </text:span>territories <text:span text:style-name="T8">are </text:span>represent<text:span text:style-name="T8">ed by • (such as 16•).</text:span> Units in a forest territory are safe from dragon attack.</text:p>
        </text:list-item>
        <text:list-item>
          <text:p text:style-name="P24"><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8">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9">Players get one movement and one recruitment per round, unless another special effect allows it.</text:p>
        </text:list-item>
        <text:list-item>
          <text:p text:style-name="P23"><text:span text:style-name="T30">All p</text:span>layers placing units in the same territory as the Troll Marker (3★) lose <text:span text:style-name="T28">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26">Players may exchange gold at any time <text:span text:style-name="T7">and for any reason, although p</text:span>layers may never exchange artifacts.</text:p>
        </text:list-item>
        <text:list-item>
          <text:p text:style-name="P60">Units taking part in a battle are worth two battle points per unit.</text:p>
        </text:list-item>
        <text:list-item>
          <text:p text:style-name="P60">The game lasts for 6 turns.</text:p>
        </text:list-item>
      </text:list>
      <text:h text:style-name="P106"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593864274"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2">Special Card (Ace): In the Recruitment and Movement round, the Dwarves may discard a Special Card to remove 2 units from <text:span text:style-name="T17">their </text:span>graveyard.</text:p>
        </text:list-item>
        <text:list-item>
          <text:p text:style-name="P28">Alliance Power: <text:span text:style-name="T32">Your ally receives one free artifact card per turn.</text:span></text:p>
        </text:list-item>
      </text:list>
      <text:p text:style-name="P12"/>
      <text:h text:style-name="P94" text:outline-level="2"/>
      <text:h text:style-name="P104"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4081059926" text:style-name="L4">
        <text:list-item>
          <text:p text:style-name="P29">The Elves may see the artifact that is up for bid before bidding begins.</text:p>
        </text:list-item>
        <text:list-item>
          <text:p text:style-name="P31">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2"/>
      <text:h text:style-name="P106"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1294349471" text:style-name="L5">
        <text:list-item>
          <text:p text:style-name="P34">Goblins collect all gold spent on hiring Goblin mercenaries. Gold spent by the Goblins on mercenaries goes to the bank.</text:p>
        </text:list-item>
        <text:list-item>
          <text:p text:style-name="P34">The Goblins (and their all<text:span text:style-name="T9">y</text:span>) pay half price (rounded <text:span text:style-name="T3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9">(and their ally) </text:span>may disband units at the beginning of the movement round (instead of at the end).</text:p>
        </text:list-item>
        <text:list-item>
          <text:p text:style-name="P36">The Goblins (and their ally) may disband units for free (instead of one gold per <text:span text:style-name="T40">unit</text:span>).</text:p>
        </text:list-item>
        <text:list-item>
          <text:p text:style-name="P34">Special Card (Ace): You may discard a special card to stop a player from hiring Goblin mercenaries that turn.</text:p>
        </text:list-item>
        <text:list-item>
          <text:p text:style-name="P35">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04"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2299451061"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ride the Red Dragon when it appears, if they are in the same location.</text:p>
        </text:list-item>
        <text:list-item>
          <text:p text:style-name="P38">The Orcs may remove 3 units from the graveyard on their Recruitment and Movement round (instead of 2 units).</text:p>
        </text:list-item>
        <text:list-item>
          <text:p text:style-name="P39"><text:span text:style-name="T44">The Orcs may </text:span>remove <text:span text:style-name="T44">units </text:span>from the graveyard at no cost <text:span text:style-name="T26">(instead of only receiving 1 free revival)</text:span>.</text:p>
        </text:list-item>
        <text:list-item>
          <text:p text:style-name="P38">If no player has won at the end of the game, then Orcs are the default winner.</text:p>
        </text:list-item>
        <text:list-item>
          <text:p text:style-name="P38">Special Card (Ace): In the Dragon Round, you may move one stack of units to any location.</text:p>
        </text:list-item>
        <text:list-item>
          <text:p text:style-name="P38">Alliance Power: Your ally may remove 1 additional unit from the graveyard at no cost.</text:p>
        </text:list-item>
      </text:list>
      <text:p text:style-name="P12"/>
      <text:h text:style-name="P101" text:outline-level="1"/>
      <text:h text:style-name="P105"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2898919606" text:style-name="L7">
        <text:list-item>
          <text:p text:style-name="P65">Player Cards</text:p>
        </text:list-item>
      </text:list>
      <text:list xml:id="list1644574901" text:style-name="L8">
        <text:list-item>
          <text:list>
            <text:list-item>
              <text:p text:style-name="P66">Dwarven Graveyard (King of Diamonds)</text:p>
            </text:list-item>
            <text:list-item>
              <text:p text:style-name="P66">Elven Graveyard (King of Hearts)</text:p>
            </text:list-item>
            <text:list-item>
              <text:p text:style-name="P66">Goblins Graveyard (King of Clubs)</text:p>
            </text:list-item>
            <text:list-item>
              <text:p text:style-name="P66">Orc Graveyard (King of Spades)</text:p>
            </text:list-item>
            <text:list-item>
              <text:p text:style-name="P66">Dwarven Usurper (Queen of Diamonds)</text:p>
            </text:list-item>
            <text:list-item>
              <text:p text:style-name="P66">Elven Usurper (Queen of Hearts)</text:p>
            </text:list-item>
            <text:list-item>
              <text:p text:style-name="P66">Goblin Usurper (Queen of Clubs)</text:p>
            </text:list-item>
            <text:list-item>
              <text:p text:style-name="P66">Orc Usurper (Queen of Spades)</text:p>
            </text:list-item>
            <text:list-item>
              <text:p text:style-name="P66">Sabotaged Clubs Artifact (Jack of Clubs)</text:p>
            </text:list-item>
            <text:list-item>
              <text:p text:style-name="P66">Sabotaged Diamond Artifact (Jack of Diamonds)</text:p>
            </text:list-item>
            <text:list-item>
              <text:p text:style-name="P66">Sabotaged Heart Artifact (Jack of Hearts)</text:p>
            </text:list-item>
            <text:list-item>
              <text:p text:style-name="P66">Sabotaged Spade Artifact (Jack of Spades)</text:p>
            </text:list-item>
          </text:list>
        </text:list-item>
      </text:list>
      <text:list xml:id="list91752244841085" text:continue-list="list2898919606" text:style-name="L7">
        <text:list-item>
          <text:p text:style-name="P65">Artifact Deck</text:p>
        </text:list-item>
      </text:list>
      <text:list xml:id="list2778930273" text:style-name="L9">
        <text:list-item>
          <text:list>
            <text:list-item>
              <text:p text:style-name="P67">Special Card (Aces, All Suits)</text:p>
            </text:list-item>
            <text:list-item>
              <text:p text:style-name="P67">Artifacts (2 to 6, All Suits)</text:p>
            </text:list-item>
          </text:list>
        </text:list-item>
      </text:list>
      <text:list xml:id="list91751887230023" text:continue-list="list91752244841085" text:style-name="L7">
        <text:list-item>
          <text:p text:style-name="P65">Event Deck</text:p>
        </text:list-item>
      </text:list>
      <text:list xml:id="list1220916609" text:style-name="L10">
        <text:list-item>
          <text:list>
            <text:list-item>
              <text:p text:style-name="P68">Event Cards (7 to 10, All Suits)</text:p>
            </text:list-item>
          </text:list>
        </text:list-item>
      </text:list>
      <text:p text:style-name="P12"/>
      <text:h text:style-name="P94" text:outline-level="2"/>
      <text:h text:style-name="P96"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2">Aces are considered Special Cards.</text:p>
      <text:p text:style-name="P2">Players may discard a Special Cards to:</text:p>
      <text:list xml:id="list922268187" text:style-name="L11">
        <text:list-item>
          <text:p text:style-name="P71">Not pay for an artifact card in the bidding round.</text:p>
        </text:list-item>
        <text:list-item>
          <text:p text:style-name="P71">Pay half of regular price for mercenaries in the Bidding and Recruitment round.</text:p>
        </text:list-item>
        <text:list-item>
          <text:p text:style-name="P71">Move through one additional territory with your moved units in in the Bidding and Recruitment round.</text:p>
        </text:list-item>
        <text:list-item>
          <text:p text:style-name="P74">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5">May be played as an artifact in battle with a value of 1.<text:line-break/></text:p>
        </text:list-item>
      </text:list>
      <text:p text:style-name="P19">Special Cards may also be <text:span text:style-name="T22">discarded </text:span>to negate certain special abilities:</text:p>
      <text:list xml:id="list910876732" text:style-name="L12">
        <text:list-item>
          <text:p text:style-name="P73">May be played to stop the Elves from asking a battle question.</text:p>
        </text:list-item>
        <text:list-item>
          <text:p text:style-name="P73">May be played to stop the Orcs from surviving a Red Dragon encounter.</text:p>
        </text:list-item>
        <text:list-item>
          <text:p text:style-name="P73">May be played to stop the Goblins from disbanding units at the beginning of the Movement and Recruitment round (they may still disband at the end <text:span text:style-name="T18">of the round</text:span>).</text:p>
        </text:list-item>
        <text:list-item>
          <text:p text:style-name="P72">May be used to stop the Dwarves from using their Queen card as a Sabotaged Artifact and their Jack card as a Usurper.</text:p>
        </text:list-item>
      </text:list>
      <text:p text:style-name="P18">Note: Special Cards cannot negate another special card action. So, for example, you could stop the elves from asking a battle question (per their normal power), but you could not stop them from using a Special Card to ask two battle questions.</text:p>
      <text:h text:style-name="P101" text:outline-level="1"/>
      <text:h text:style-name="P105"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9" text:outline-level="1">Rounds:</text:h>
      <text:h text:style-name="P90" text:outline-level="2">Setup:</text:h>
      <text:list xml:id="list274674212" text:style-name="L13">
        <text:list-item>
          <text:p text:style-name="P76">The board is set up. Players place their starting units.</text:p>
        </text:list-item>
        <text:list-item>
          <text:p text:style-name="P77">If there are any Oracles, they make their victory predictions.</text:p>
        </text:list-item>
        <text:list-item>
          <text:p text:style-name="P76">One player is picked at random to be the Stating Player.</text:p>
        </text:list-item>
        <text:list-item>
          <text:p text:style-name="P76">The Dragon Marker is placed. Roll the die three times and add the numbers. This is the starting location of the Dragon Marker.</text:p>
        </text:list-item>
        <text:list-item>
          <text:p text:style-name="P76">Place the Troll Marker on 3★.</text:p>
        </text:list-item>
        <text:list-item>
          <text:p text:style-name="P78">If any other factions are not being played, place a Troll Marker in place of their starting units.</text:p>
        </text:list-item>
        <text:list-item>
          <text:p text:style-name="P76">Each player is given the King of their faction from the deck. They place this card face up in front of them. This is their graveyard. This is the only card that has to be shown. All other cards may be kept secret until used.</text:p>
        </text:list-item>
        <text:list-item>
          <text:p text:style-name="P76">Each player is dealt one of the Queens face down. Players may look at them.</text:p>
        </text:list-item>
        <text:list-item>
          <text:p text:style-name="P76">Each player is dealt one of the Jacks face down. Players may look at them.</text:p>
        </text:list-item>
        <text:list-item>
          <text:p text:style-name="P76">Each player is dealt one artifact card face down. Players may look at them.</text:p>
        </text:list-item>
        <text:list-item>
          <text:p text:style-name="P76">The Goblins are given a second artifact card face down, which they may look at.</text:p>
        </text:list-item>
      </text:list>
      <text:h text:style-name="P90"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922966447" text:style-name="L14">
        <text:list-item>
          <text:p text:style-name="P4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1">Note that the dragon marker never moves to territory 0•</text:p>
            </text:list-item>
          </text:list>
        </text:list-item>
        <text:list-item>
          <text:p text:style-name="P40">Any units or gold the dragon marker encounters as it moves through the board that are not in a castle or forest are removed form the game.</text:p>
          <text:list text:style-name="L16">
            <text:list-item>
              <text:p text:style-name="P42">Note that Orcs only take half losses, rounded up.</text:p>
            </text:list-item>
          </text:list>
        </text:list-item>
        <text:list-item>
          <text:p text:style-name="P40">When the dragon marker reaches territory 18, it will next move to the 1★ and 1.</text:p>
        </text:list-item>
        <text:list-item>
          <text:p text:style-name="P40">In the Recruitment and Movement round, players may never recruit units at or move units through or to a territory with the dragon marker.</text:p>
        </text:list-item>
      </text:list>
      <text:h text:style-name="P90"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166666703" text:style-name="L17">
        <text:list-item>
          <text:p text:style-name="P43">One card is revealed from the Event Deck. If it is a red card, then the Red Dragon appears. This card is then placed at the bottom of the Event Deck (not in the discard pile).</text:p>
        </text:list-item>
        <text:list-item>
          <text:p text:style-name="P44">If the Red Dragon has appeared, then:</text:p>
          <text:list>
            <text:list-item>
              <text:p text:style-name="P45"><text:span text:style-name="T14">T</text:span>he Red Dragon has attacked the territory at the top of the event discard pile (the territory where the previous event took place). All units and gold in that territory are lost.</text:p>
            </text:list-item>
            <text:list-item>
              <text:p text:style-name="P45">If the Orcs are in the same territory as the Red Dragon, they may move some or all of their units at that location to any other location.</text:p>
            </text:list-item>
            <text:list-item>
              <text:p text:style-name="P45">In response to the appearance of the Red Dragon, a Great Council is called immediately. This is the only time players may form or break alliances. The Great Council continues until all players have passed or formed an alliance.</text:p>
            </text:list-item>
            <text:list-item>
              <text:p text:style-name="P45">The dragon marker does NOT go to the Red Dragons location. The dragon marker is only moved on the <text:span text:style-name="T23">D</text:span>ragon <text:span text:style-name="T23">R</text:span>ound.</text:p>
            </text:list-item>
          </text:list>
        </text:list-item>
        <text:list-item>
          <text:p text:style-name="P45"><text:span text:style-name="T15">Another </text:span>event card is revealed and placed on the top of the discard pile.</text:p>
        </text:list-item>
        <text:list-item>
          <text:p text:style-name="P46">Gold is placed on that location, in the amount indicated by that location, unless the dragon marker is present. If the dragon marker is at that location, then no gold is placed this turn.</text:p>
        </text:list-item>
      </text:list>
      <text:p text:style-name="P12"/>
      <text:h text:style-name="P90"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2">The Starting Player is the first Starting Bidder.</text:p>
      <text:p text:style-name="P2">One card is placed up for bid for each player that does not have their maximum number of cards. For each card up for bid, one at a time.</text:p>
      <text:list xml:id="list682690541" text:style-name="L18">
        <text:list-item>
          <text:p text:style-name="P48">The Elves, and only the Elves, are shown the card.</text:p>
        </text:list-item>
        <text:list-item>
          <text:p text:style-name="P49">Players, starting with the Starting Bidder, bid on card. <text:span text:style-name="T27">Note that <text:s text:c="4"/>players may continue to bid even if previously they had passed on <text:s text:c="4"/>the card.</text:span></text:p>
        </text:list-item>
        <text:list-item>
          <text:p text:style-name="P48">The winner receives the card and pays the Dwarves.</text:p>
          <text:list text:style-name="L19">
            <text:list-item>
              <text:p text:style-name="P69">If the Dwarves win the artifact, their payment is payed to the bank.</text:p>
            </text:list-item>
            <text:list-item>
              <text:p text:style-name="P69">The winner may play a Special Card to avoid paying.</text:p>
            </text:list-item>
            <text:list-item>
              <text:p text:style-name="P70">The ally of the Dwarves m<text:span text:style-name="T31">a</text:span>y elect (on one card per turn) to not pay.</text:p>
            </text:list-item>
          </text:list>
        </text:list-item>
        <text:list-item>
          <text:p text:style-name="P48">The whole process repeats for the next player in player order. For each card, the next player after the current Starting Bidder (in player order) becomes the next Starting Bidder.</text:p>
        </text:list-item>
        <text:list-item>
          <text:p text:style-name="P32">At the end of the Bidding Round, the Elves are shown the next event card.</text:p>
        </text:list-item>
      </text:list>
      <text:h text:style-name="P96"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3">The Elves must declare if any of their units are coming out of hiding.<text:line-break/><text:span text:style-name="T13">All non-elven hidden units come out of hiding.</text:span></text:p>
      <text:p text:style-name="P13"/>
      <text:p text:style-name="P16">Then, starting with the Starting Player, and the proceeding in player order, all players may (in the following order):</text:p>
      <text:list xml:id="list823299433" text:style-name="L20">
        <text:list-item>
          <text:p text:style-name="P79">The current player may remove up to 2 units from the players graveyard. <text:span text:style-name="T43">T</text:span>he first unit removed is free. The second unit removed costs 1 gold.</text:p>
          <text:list>
            <text:list-item>
              <text:p text:style-name="P80">The ally of the Orcs may remove an additional unit from their graveyard at no cost.</text:p>
            </text:list-item>
            <text:list-item>
              <text:p text:style-name="P80">The Orcs may remove 3 units from their graveyard at no cost.</text:p>
            </text:list-item>
          </text:list>
        </text:list-item>
        <text:list-item>
          <text:p text:style-name="P81">If the current player is the Goblins (or their ally) they may disband some or all of the units in one territory <text:span text:style-name="T37">at no cost</text:span>. Disbanded units are removed from the board, but do not go to the graveyard.</text:p>
        </text:list-item>
        <text:list-item>
          <text:p text:style-name="P82">The current player may conscript 1 units from the bank onto any territory where they already have a unit. This action is free.</text:p>
        </text:list-item>
        <text:list-item>
          <text:p text:style-name="P82">The current player may hire Goblin mercenaries at a cost of 1 gold per mercenary if it is in a city, or 2 gold per mercenary if it is into any other territory. The payment is made directly to the Goblins.</text:p>
          <text:list>
            <text:list-item>
              <text:p text:style-name="P82">Goblin mercenaries may not be hired in any territory where the dragon marker is present.</text:p>
            </text:list-item>
            <text:list-item>
              <text:p text:style-name="P82">Payments made by the Goblins (and their ally) are half price, rounded up.</text:p>
            </text:list-item>
            <text:list-item>
              <text:p text:style-name="P82">The Goblin's payment is made to the bank.</text:p>
            </text:list-item>
          </text:list>
        </text:list-item>
      </text:list>
      <text:list xml:id="list2027259367" text:style-name="L21">
        <text:list-item>
          <text:list>
            <text:list-item>
              <text:p text:style-name="P84">The Orcs may not hire mercenaries. Instead, they my raise armies in Orcish territories (16, 16• , 17, 18, 1, 1★, 2, &amp; 2• ) at no cost.</text:p>
            </text:list-item>
          </text:list>
        </text:list-item>
      </text:list>
      <text:list xml:id="list91751936117432" text:continue-list="list823299433" text:style-name="L20">
        <text:list-item>
          <text:list>
            <text:list-item>
              <text:p text:style-name="P82">If the Orcs are allied with the Goblins then they may hire goblin mercenaries to any valid location at the usual rate, or may raise armies in the Orcish territories, but they may not do both.</text:p>
            </text:list-item>
            <text:list-item>
              <text:p text:style-name="P83">The player may play a Special Card to pay half the standard price, rounded up.</text:p>
            </text:list-item>
            <text:list-item>
              <text:p text:style-name="P85">The Elves (or a player with a Special Card) must declare if their units go into hiding if they now share the territory with another player's units.</text:p>
            </text:list-item>
          </text:list>
        </text:list-item>
        <text:list-item>
          <text:p text:style-name="P82">The current player may move some or all units from one location through two territories.</text:p>
          <text:list>
            <text:list-item>
              <text:p text:style-name="P82">Units may not move through or to any location where the dragon marker is present.</text:p>
            </text:list-item>
            <text:list-item>
              <text:p text:style-name="P82">The Orcs may move through three territories.</text:p>
            </text:list-item>
            <text:list-item>
              <text:p text:style-name="P82">If the player has access to griffins (if they control of 3★ or 5★) then they may move through four territories.</text:p>
            </text:list-item>
            <text:list-item>
              <text:p text:style-name="P83">The player may play a Special Card to extend their movement range by 1 territory.</text:p>
            </text:list-item>
            <text:list-item>
              <text:p text:style-name="P85">The Elves (or a player with a Special Card) must declare if their units go into hiding if they now share the territory with another player's units.</text:p>
            </text:list-item>
          </text:list>
        </text:list-item>
      </text:list>
      <text:h text:style-name="P98" text:outline-level="2">IV. Recruitment and Movement Rounds <text:span text:style-name="T19">(Continued)</text:span>:</text:h>
      <text:p text:style-name="P21"><text:line-break/><text:span text:style-name="T19">6. The current player may disband some, or all, of the units in one territory at the cost of one gold per unit. Disbanded units are removed from the board, but do not go to the graveyard.</text:span></text:p>
      <text:p text:style-name="P6">7. If a player placed units in the same territory as the Troll Marker, then <text:span text:style-name="T28">4</text:span> units in that territory are removed. If there are still units then the Troll Marker is also removed.</text:p>
      <text:p text:style-name="P6">8. Then the whole process repeats for the next player in player order.</text:p>
      <text:h text:style-name="P90"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2">Starting with the Starting Player, and the proceeding in player order, if a player has units in the same territory another player, they shall do the following (in the following order):</text:p>
      <text:list xml:id="list2590132584" text:style-name="L22">
        <text:list-item>
          <text:p text:style-name="P86">The player whose turn it is is the attacking player.</text:p>
        </text:list-item>
        <text:list-item>
          <text:p text:style-name="P86">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6">Each player secretly records how many units they will send as an army into battle, and they may select one artifact to use in the battle. For each unit sent into battle the army receives two points of battle value.</text:p>
        </text:list-item>
        <text:list-item>
          <text:p text:style-name="P87">Players reveal the size of their armies and their artifacts selected. <text:span text:style-name="T20">Note that players may choose not to select an Artifact to use in battle.</text:span></text:p>
        </text:list-item>
        <text:list-item>
          <text:p text:style-name="P88">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539602880" text:style-name="L23">
        <text:list-item>
          <text:list>
            <text:list-item>
              <text:p text:style-name="P89">If the two artifacts played are the same number and color, then both artifacts are destroyed.</text:p>
            </text:list-item>
          </text:list>
        </text:list-item>
      </text:list>
      <text:list xml:id="list91751591054140" text:continue-list="list2590132584" text:style-name="L22">
        <text:list-item>
          <text:p text:style-name="P86">The player with the highest battle value wins the battle. In the case of a tie, the attacker wins.</text:p>
        </text:list-item>
        <text:list-item>
          <text:p text:style-name="P86">The winner removes all units used in an army in the battle.</text:p>
        </text:list-item>
        <text:list-item>
          <text:p text:style-name="P86">The loser removes all <text:span text:style-name="T41">units </text:span>from the territory, regardless of whether or not they took part in the battle. The loser also discards all artifact cards used.</text:p>
        </text:list-item>
        <text:list-item>
          <text:p text:style-name="P8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6">This process continues until all battles for a player are resolved.</text:p>
        </text:list-item>
        <text:list-item>
          <text:p text:style-name="P50">Then the whole process repeats for the next player in player order.</text:p>
        </text:list-item>
      </text:list>
      <text:h text:style-name="P90"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3292135028" text:style-name="L24">
        <text:list-item>
          <text:p text:style-name="P51">All players receive 1 gold.</text:p>
        </text:list-item>
        <text:list-item>
          <text:p text:style-name="P47">For any gold on the board, the player whom controls the territory <text:s text:c="2"/>the gold is in may collect two gold from the board for every unit <text:s text:c="4"/>in the territory, up to the amount of gold in the territory.</text:p>
        </text:list-item>
        <text:list-item>
          <text:p text:style-name="P51">If players wish, they may discard some or all of their artifacts.</text:p>
        </text:list-item>
      </text:list>
      <text:p text:style-name="P12"/>
      <text:h text:style-name="P90"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1621484826" text:style-name="L25">
        <text:list-item>
          <text:p text:style-name="P52">The next player (in player order) after the current Starting Player becomes the Starting Player for the next turn.</text:p>
        </text:list-item>
        <text:list-item>
          <text:p text:style-name="P52">If any player controls three castles then they have won the game.</text:p>
        </text:list-item>
        <text:list-item>
          <text:p text:style-name="P52">If <text:span text:style-name="T16">6</text:span> turns have passed without a winner, then the Orcs win.</text:p>
          <text:list>
            <text:list-item>
              <text:p text:style-name="P53">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52">If then game has not ended, then it goes back to the Dragon Round.</text:p>
        </text:list-item>
      </text:list>
      <text:h text:style-name="P102" text:outline-level="1"/>
      <text:p text:style-name="P7"/>
      <text:p text:style-name="P7"/>
      <text:p text:style-name="P7"/>
      <text:p text:style-name="P7"/>
      <text:h text:style-name="Heading_20_1" text:outline-level="1"><text:span text:style-name="T25">Optional </text:span>Advanced <text:span text:style-name="T38">Gameplay Mechanic:</text:span></text:h>
      <text:h text:style-name="P107" text:outline-level="3">Oracles:</text:h>
      <text:p text:style-name="P11">Before the game, players may decide to have have one or more Oracles. If a player is an Oracle then they secretly record the faction that <text:span text:style-name="T39">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5" text:outline-level="1"><text:span text:style-name="T25">Optional </text:span>Advanced Faction Powers:</text:h>
      <text:p text:style-name="P12">What could be more Dune-like than having optional rules that no one can agree on. Here are additional faction powers that may add depth or help balance the game.</text:p>
      <text:list xml:id="list232471990" text:style-name="L26">
        <text:list-item>
          <text:p text:style-name="P54">Orcish Plunder: The Orcs may steal artifacts. When they win a battle, they may take one of your opponents artifacts (randomly chosen), which they may then keep or discard for a reward of 1 gold.</text:p>
        </text:list-item>
        <text:list-item>
          <text:p text:style-name="P5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4">Goblin Initiative: The Goblins may take their turn in the Recruitment and Movement round at any time, regardless of player order.</text:p>
        </text:list-item>
      </text:list>
      <text:h text:style-name="P103" text:outline-level="1"><text:span text:style-name="T25">Optional </text:span>Advanced Special Card Actions:</text:h>
      <text:p text:style-name="P15">Players may discard <text:span text:style-name="T11">2 </text:span>Special Cards to:</text:p>
      <text:list xml:id="list3260345635" text:style-name="L27">
        <text:list-item>
          <text:p text:style-name="P58">Make an extra movement during the Recruitment and Movement Round.</text:p>
        </text:list-item>
        <text:list-item>
          <text:p text:style-name="P58">Ask one yes or no question of another player that must be answered honestly.</text:p>
        </text:list-item>
        <text:list-item>
          <text:p text:style-name="P6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8">To destroy the castle walls of one territory, causing that territory to no longer be safe from dragon attack on the Dragon Round. The player must have a unit within 1 territory of the territory to be affected.</text:p>
        </text:list-item>
        <text:list-item>
          <text:p text:style-name="P56">To control the dragons on the Dragon Round, causing them to be moved an amount selected by the player (between 1 and 6) instead of the die roll.</text:p>
        </text:list-item>
      </text:list>
      <text:h text:style-name="P99"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9" text:outline-level="1"><text:soft-page-break/>Special Thanks:</text:h>
      <text:p text:style-name="P12">I would like to thank the creators of Dune and Rex.</text:p>
      <text:p text:style-name="P2">I would like to thank artists that make their work available to the open source community.</text:p>
      <text:list xml:id="list2547069909" text:style-name="L28">
        <text:list-item>
          <text:p text:style-name="P64">Jinn’s Icons (by Jinn) <text:line-break/>https://opengameart.org/content/jinns-icons</text:p>
        </text:list-item>
        <text:list-item>
          <text:p text:style-name="P64">Wyvern and Girl (by 5hiroi) <text:line-break/>https://opengameart.org/content/wyvern-and-girl</text:p>
        </text:list-item>
        <text:list-item>
          <text:p text:style-name="P64">Dragon head icon (by Lorc) <text:line-break/>http://game-icons.net/lorc/originals/dragon-head.html</text:p>
        </text:list-item>
        <text:list-item>
          <text:p text:style-name="P64">Crossed swords icon (by Lorc) <text:line-break/>http://game-icons.net/lorc/originals/crossed-swords.html</text:p>
        </text:list-item>
        <text:list-item>
          <text:p text:style-name="P64">Locked chest icon (by Lorc) <text:line-break/>http://game-icons.net/lorc/originals/locked-chest.html</text:p>
        </text:list-item>
        <text:list-item>
          <text:p text:style-name="P64">Card pickup icon (by Quoting) <text:line-break/>http://game-icons.net/quoting/originals/card-pickup.html</text:p>
        </text:list-item>
        <text:list-item>
          <text:p text:style-name="P64">Mounted knight icon (by Skoll) <text:line-break/>http://game-icons.net/skoll/originals/mounted-knight.html</text:p>
        </text:list-item>
        <text:list-item>
          <text:p text:style-name="P64">Coins icon (by Delapouite) <text:line-break/>http://game-icons.net/delapouite/originals/coins.html</text:p>
        </text:list-item>
        <text:list-item>
          <text:p text:style-name="P64">Poker Hand icon (by Lorc) <text:line-break/>http://game-icons.net/lorc/originals/poker-hand.html</text:p>
        </text:list-item>
        <text:list-item>
          <text:p text:style-name="P64">Ace icon (by Lorc) <text:line-break/>http://game-icons.net/lorc/originals/ace.html</text:p>
        </text:list-item>
        <text:list-item>
          <text:p text:style-name="P64">Overworld Tiles (by Buch) <text:line-break/>https://opengameart.org/content/overworld-tiles-0</text:p>
        </text:list-item>
        <text:list-item>
          <text:p text:style-name="P64">Throne king icon (by Delapouite under CC BY 3.0) http://game-icons.net/delapouite/originals/throne-king.html</text:p>
        </text:list-item>
        <text:list-item>
          <text:p text:style-name="P64">LO-FI 8x8 Fantasy Tiles (by Oryx under CC-BY-NC-ND) https://forums.tigsource.com/index.php?topic=8970.0</text:p>
        </text:list-item>
        <text:list-item>
          <text:p text:style-name="P64">Battle axe icon (by Lorc under CC BY 3.0) <text:line-break/>http://game-icons.net/lorc/originals/battle-axe.html</text:p>
        </text:list-item>
        <text:list-item>
          <text:p text:style-name="P64">Wood club icon (by Delapouite under CC BY 3.0) http://game-icons.net/delapouite/originals/wood-club.html</text:p>
        </text:list-item>
        <text:list-item>
          <text:p text:style-name="P64">Bow arrow icon (by Delapouite under CC BY 3.0) http://game-icons.net/delapouite/originals/bow-arrow.html</text:p>
        </text:list-item>
        <text:list-item>
          <text:p text:style-name="P64">Sacrificial dagger icon (by Lorc under CC BY 3.0) <text:line-break/>http://game-icons.net/lorc/originals/sacrificial-dagger.html</text:p>
        </text:list-item>
        <text:list-item>
          <text:p text:style-name="P64">Diablo skull icon (by Lorc under CC BY 3.0) <text:line-break/>http://game-icons.net/lorc/originals/diablo-skull.html</text:p>
        </text:list-item>
        <text:list-item>
          <text:p text:style-name="P63">Crown coin icon (by Lorc under CC BY 3.0) <text:line-break/>http://game-icons.net/lorc/originals/crown-coin.html</text:p>
        </text:list-item>
      </text:list>
      <text:h text:style-name="P95"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20"><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7"><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09:17:38.094971598</dc:date>
    <meta:editing-duration>PT10H7M15S</meta:editing-duration>
    <meta:editing-cycles>98</meta:editing-cycles>
    <meta:generator>LibreOffice/5.3.1.2$Linux_X86_64 LibreOffice_project/30m0$Build-2</meta:generator>
    <meta:print-date>2017-08-27T20:58:42.701837968</meta:print-date>
    <meta:document-statistic meta:table-count="0" meta:image-count="19" meta:object-count="0" meta:page-count="19" meta:paragraph-count="265" meta:word-count="4607" meta:character-count="25825" meta:non-whitespace-character-count="21612"/>
  </office:meta>
</office:document-meta>
</file>